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eec2a" officeooo:paragraph-rsid="002eec2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eec2a" officeooo:paragraph-rsid="002eec2a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2eec2a" officeooo:paragraph-rsid="002eec2a" style:font-weight-asian="normal" style:font-weight-complex="normal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24ea81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9473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weight="bold" officeooo:rsid="0030399b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6</text:span><text:span text:style-name="T4">0</text:span><text:span text:style-name="T5">2</text:span><text:span text:style-name="T1"> – </text:span><text:span text:style-name="T5">Flight Planning</text:span></text:p>
      <text:p text:style-name="P1"/>
      <text:list text:style-name="L1">
        <text:list-item>
          <text:p text:style-name="P3">You can make a custom auto-generated flight plan by putting down a marker labeled ATTACK. The cartrige will be called "Autogenerated attack on marker position"</text:p>
        </text:list-item>
      </text:list>
      <text:p text:style-name="P4"/>
      <text:p text:style-name="P4"/>
      <text:p text:style-name="P4">To create a cartridge from the f10 map, place down markers and label them in the following format. </text:p>
      <text:p text:style-name="P4"/>
      <text:list xml:id="list1904012582" text:style-name="L2">
        <text:list-item>
          <text:p text:style-name="P5">Airfields <text:span text:style-name="T6">LS</text:span>, <text:span text:style-name="T6">L1</text:span>, <text:span text:style-name="T6">L2</text:span></text:p>
        </text:list-item>
        <text:list-item>
          <text:p text:style-name="P5">Waypoints <text:span text:style-name="T6">B1-B9</text:span><text:line-break/>eg: B1, B2 M0.8 (adds ingress mach number)</text:p>
        </text:list-item>
        <text:list-item>
          <text:p text:style-name="P5">Target waypoints <text:span text:style-name="T6">M1-M9</text:span><text:line-break/>eg: M1, M3 14:30:55 (adds time on target)</text:p>
        </text:list-item>
        <text:list-item>
          <text:p text:style-name="P5">Markpoints <text:span text:style-name="T6">BX1-BX9</text:span></text:p>
        </text:list-item>
        <text:list-item>
          <text:p text:style-name="P5">RUTA points <text:span text:style-name="T6">R1-R9</text:span></text:p>
        </text:list-item>
        <text:list-item>
          <text:p text:style-name="P5">Tracked reconnaisance targets <text:span text:style-name="T6">S1-S9</text:span></text:p>
        </text:list-item>
        <text:list-item>
          <text:p text:style-name="P5">Recon targets <text:span text:style-name="T6">MR1-MR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3T11:25:31.506000000</dc:date>
    <meta:editing-duration>PT7H17M24S</meta:editing-duration>
    <meta:editing-cycles>3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0" meta:word-count="91" meta:character-count="520" meta:non-whitespace-character-count="445"/>
  </office:meta>
</office:document-meta>
</file>